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officeooo:rsid="00166192" officeooo:paragraph-rsid="00166192"/>
    </style:style>
    <style:style style:name="P2" style:family="paragraph" style:parent-style-name="Standard">
      <style:text-properties officeooo:rsid="00166192" officeooo:paragraph-rsid="001689ee"/>
    </style:style>
    <style:style style:name="P3" style:family="paragraph" style:parent-style-name="Standard">
      <style:text-properties style:text-underline-style="solid" style:text-underline-width="auto" style:text-underline-color="font-color" officeooo:rsid="00166192" officeooo:paragraph-rsid="00166192"/>
    </style:style>
    <style:style style:name="P4" style:family="paragraph" style:parent-style-name="Standard">
      <style:text-properties officeooo:paragraph-rsid="00166192"/>
    </style:style>
    <style:style style:name="P5" style:family="paragraph" style:parent-style-name="Standard">
      <style:text-properties officeooo:paragraph-rsid="001689ee"/>
    </style:style>
    <style:style style:name="P6" style:family="paragraph" style:parent-style-name="Standard">
      <style:text-properties style:text-underline-style="solid" style:text-underline-width="auto" style:text-underline-color="font-color" officeooo:rsid="00166192" officeooo:paragraph-rsid="00166192"/>
    </style:style>
    <style:style style:name="P7" style:family="paragraph" style:parent-style-name="Standard">
      <style:text-properties style:text-underline-style="solid" style:text-underline-width="auto" style:text-underline-color="font-color" officeooo:rsid="001689ee" officeooo:paragraph-rsid="001689ee"/>
    </style:style>
    <style:style style:name="P8" style:family="paragraph" style:parent-style-name="Standard">
      <style:text-properties style:text-underline-style="solid" style:text-underline-width="auto" style:text-underline-color="font-color" officeooo:rsid="001689ee" officeooo:paragraph-rsid="0016f420"/>
    </style:style>
    <style:style style:name="P9" style:family="paragraph" style:parent-style-name="Standard">
      <style:text-properties style:text-underline-style="none" officeooo:rsid="00166192" officeooo:paragraph-rsid="00166192"/>
    </style:style>
    <style:style style:name="P10" style:family="paragraph" style:parent-style-name="Standard">
      <style:text-properties style:text-underline-style="none" officeooo:rsid="001689ee" officeooo:paragraph-rsid="0016f420"/>
    </style:style>
    <style:style style:name="P11" style:family="paragraph" style:parent-style-name="Standard">
      <style:text-properties officeooo:paragraph-rsid="00166192"/>
    </style:style>
    <style:style style:name="P12" style:family="paragraph" style:parent-style-name="Standard">
      <style:text-properties officeooo:paragraph-rsid="001689ee"/>
    </style:style>
    <style:style style:name="P13" style:family="paragraph" style:parent-style-name="Standard">
      <style:text-properties officeooo:rsid="00166192" officeooo:paragraph-rsid="0016f420"/>
    </style:style>
    <style:style style:name="P14" style:family="paragraph" style:parent-style-name="Standard">
      <style:text-properties officeooo:paragraph-rsid="0016f420"/>
    </style:style>
    <style:style style:name="T1" style:family="text">
      <style:text-properties officeooo:rsid="00166192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66192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66192"/>
    </style:style>
    <style:style style:name="T6" style:family="text">
      <style:text-properties style:text-underline-style="none" officeooo:rsid="001689ee"/>
    </style:style>
    <style:style style:name="T7" style:family="text">
      <style:text-properties style:text-underline-style="none" officeooo:rsid="0016f420"/>
    </style:style>
    <style:style style:name="T8" style:family="text">
      <style:text-properties officeooo:rsid="001689ee"/>
    </style:style>
    <style:style style:name="T9" style:family="text">
      <style:text-properties fo:color="#000000"/>
    </style:style>
    <style:style style:name="T10" style:family="text">
      <style:text-properties fo:color="#000000" style:text-underline-style="none" officeooo:rsid="00166192"/>
    </style:style>
    <style:style style:name="T11" style:family="text">
      <style:text-properties fo:color="#000000" officeooo:rsid="00166192"/>
    </style:style>
    <style:style style:name="T12" style:family="text">
      <style:text-properties fo:color="#000000" officeooo:rsid="001689ee"/>
    </style:style>
    <style:style style:name="T13" style:family="text">
      <style:text-properties officeooo:rsid="0016f420"/>
    </style:style>
    <style:style style:name="T14" style:family="text">
      <style:text-properties style:text-line-through-style="solid" style:text-line-through-type="single" officeooo:rsid="00166192"/>
    </style:style>
    <style:style style:name="T15" style:family="text">
      <style:text-properties style:text-line-through-style="solid" style:text-line-through-type="single" officeooo:rsid="0016f420"/>
    </style:style>
    <style:style style:name="T16" style:family="text">
      <style:text-properties style:text-line-through-style="none" style:text-line-through-type="none" officeooo:rsid="00166192"/>
    </style:style>
    <style:style style:name="T17" style:family="text">
      <style:text-properties style:text-line-through-style="none" style:text-line-through-type="none" officeooo:rsid="0016f420"/>
    </style:style>
    <style:style style:name="T18" style:family="text">
      <style:text-properties style:text-position="super 58%" officeooo:rsid="0016f420"/>
    </style:style>
    <style:style style:name="T19" style:family="text">
      <style:text-properties style:text-position="0% 100%" officeooo:rsid="0016f4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дуль Нахождение корней квадратного уравнения</text:p>
      <text:p text:style-name="P1"/>
      <text:p text:style-name="P4"><text:span text:style-name="T1">Метод kvadrat</text:span></text:p>
      <text:p text:style-name="P1"/>
      <text:p text:style-name="P1">Тест №1 </text:p>
      <text:p text:style-name="P1"/>
      <text:p text:style-name="P1"><text:span text:style-name="T2">Цель:</text:span> проверить работу модуля для квадратных уравнений при отсутствии корней </text:p>
      <text:p text:style-name="P1"><text:span text:style-name="T2">Тип:</text:span> позитивный тест</text:p>
      <text:p text:style-name="P1"><text:span text:style-name="T2">Входные данные:</text:span> коэффициенты 1, 1, 3</text:p>
      <text:p text:style-name="P1"><text:span text:style-name="T2">Ожидаемый результат:</text:span> модуль должен определить что корней уравнения нет и сообщить об этом пользователю</text:p>
      <text:p text:style-name="P3">Описание процесса:<text:span text:style-name="T4"> </text:span></text:p>
      <text:p text:style-name="P1"/>
      <text:p text:style-name="P1">Тест №2</text:p>
      <text:p text:style-name="P3"/>
      <text:p text:style-name="P1"><text:span text:style-name="T2">Цель:</text:span> проверить работу модуля для квадратных уравнений с одним корнем </text:p>
      <text:p text:style-name="P1"><text:span text:style-name="T2">Тип:</text:span> позитивный тест</text:p>
      <text:p text:style-name="P4"><text:span text:style-name="T3">Входные данные:</text:span><text:span text:style-name="T1"> коэффициенты 4, 4, 1</text:span></text:p>
      <text:p text:style-name="P1"><text:span text:style-name="T2">Ожидаемый результат:</text:span> модуль должен определить что корень уравнения один и равен - 0.5</text:p>
      <text:p text:style-name="P3">Описание процесса:<text:span text:style-name="T4"> данный тест также проверяет возможность модуля работы с вещественными корнями</text:span></text:p>
      <text:p text:style-name="P9"/>
      <text:p text:style-name="P9">Тест №3</text:p>
      <text:p text:style-name="P3"/>
      <text:p text:style-name="P5"><text:span text:style-name="T3">Цель:</text:span><text:span text:style-name="T1"> проверить </text:span><text:span text:style-name="T10">работу</text:span><text:span text:style-name="T11"> </text:span><text:span text:style-name="T1">модуля для квадратных уравнений с двумя корнями </text:span></text:p>
      <text:p text:style-name="P1"><text:span text:style-name="T2">Тип:</text:span> позитивный тест</text:p>
      <text:p text:style-name="P4"><text:span text:style-name="T3">Входные данные:</text:span><text:span text:style-name="T1"> коэффициенты 1, 7, 3</text:span></text:p>
      <text:p text:style-name="P5"><text:span text:style-name="T3">Ожидаемый результат:</text:span><text:span text:style-name="T1"> модуль должен определить что корней уравнения два и равны соответственно </text:span><text:span text:style-name="T9">-0.4586 </text:span><text:span text:style-name="T12">и -6.5414</text:span></text:p>
      <text:p text:style-name="P4"><text:span text:style-name="T3">Описание процесса:</text:span><text:span text:style-name="T5"> данный тест также проверяет возможность модуля работы с вещественными корнями</text:span></text:p>
      <text:p text:style-name="P3"/>
      <text:p text:style-name="P5"><text:span text:style-name="T5">Т</text:span><text:span text:style-name="T6">ест №4</text:span></text:p>
      <text:p text:style-name="P7"/>
      <text:p text:style-name="P5"><text:span text:style-name="T3">Цель:</text:span><text:span text:style-name="T1"> проверить </text:span><text:span text:style-name="T10">работу</text:span><text:span text:style-name="T11"> </text:span><text:span text:style-name="T1">модуля если все коэффициенты равны 0</text:span></text:p>
      <text:p text:style-name="P2"><text:span text:style-name="T2">Тип:</text:span> <text:span text:style-name="T8">негативный</text:span></text:p>
      <text:p text:style-name="P5"><text:span text:style-name="T3">Входные данные:</text:span><text:span text:style-name="T1"> коэффициенты 0, 0, 0</text:span></text:p>
      <text:p text:style-name="P5"><text:span text:style-name="T3">Ожидаемый результат:</text:span><text:span text:style-name="T1"> модуль должен вернуть значение </text:span><text:span text:style-name="T16">1 в кол</text:span><text:span text:style-name="T17">ичестве корней как код ошибки</text:span></text:p>
      <text:p text:style-name="P5"><text:span text:style-name="T3">Описание процесса:</text:span><text:span text:style-name="T5"> </text:span></text:p>
      <text:p text:style-name="P10"/>
      <text:p text:style-name="P14"><text:span text:style-name="T5">Т</text:span><text:span text:style-name="T6">ест №5</text:span></text:p>
      <text:p text:style-name="P8"/>
      <text:p text:style-name="P14"><text:span text:style-name="T3">Цель:</text:span><text:span text:style-name="T1"> проверить </text:span><text:span text:style-name="T10">работу</text:span><text:span text:style-name="T11"> </text:span><text:span text:style-name="T1">модуля если коэффициент перед x</text:span><text:span text:style-name="T18">2</text:span><text:span text:style-name="T19"> равен 0</text:span></text:p>
      <text:p text:style-name="P13"><text:span text:style-name="T2">Тип:</text:span> <text:span text:style-name="T8">негативный</text:span></text:p>
      <text:p text:style-name="P14"><text:span text:style-name="T3">Входные данные:</text:span><text:span text:style-name="T1"> коэффициенты 0, 2, 3</text:span></text:p>
      <text:p text:style-name="P14"><text:span text:style-name="T3">Ожидаемый результат:</text:span><text:span text:style-name="T1"> модуль должен вернуть количество корней равное </text:span><text:span text:style-name="T16">1 </text:span><text:span text:style-name="T17">и корень -1.5</text:span></text:p>
      <text:p text:style-name="P14"><text:span text:style-name="T3">Описание процесса:</text:span><text:span text:style-name="T5"> </text:span></text:p>
      <text:p text:style-name="P5"><text:span text:style-name="T5"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11T09:58:05.848336650</meta:creation-date>
    <dc:date>2020-03-11T10:40:08.547887194</dc:date>
    <meta:editing-duration>PT14M51S</meta:editing-duration>
    <meta:editing-cycles>2</meta:editing-cycles>
    <meta:generator>LibreOffice/6.3.3.2.0$Linux_X86_64 LibreOffice_project/30$Build-2</meta:generator>
    <meta:document-statistic meta:table-count="0" meta:image-count="0" meta:object-count="0" meta:page-count="1" meta:paragraph-count="32" meta:word-count="206" meta:character-count="1423" meta:non-whitespace-character-count="1242"/>
  </office:meta>
</office:document-meta>
</file>